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1"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ar Leonardo Medeiros,<text:line-break/><text:line-break/>Thank you for submitting your original research to the 29th IEEE<text:line-break/>International Symposium on Computer-Based Medical Systems (IEEE<text:line-break/>CBMS 2016), to be held in Dublin/Belfast during June, 20-23,<text:line-break/>2016. For symposium details, see the Website: <text:a xlink:type="simple" xlink:href="http://cbms2016.org/" office:target-frame-name="_blank" xlink:show="new" text:style-name="Internet_20_link" text:visited-style-name="Visited_20_Internet_20_Link">http://cbms2016.org</text:a><text:line-break/><text:line-break/>We received in total 120 submissions from 28 countries from all<text:line-break/>continents, excluding Antarctica. The submissions were reviewed by<text:line-break/>the members of the Program Committee (PC) and external reviewers.<text:line-break/>Subsequently, Senior PC members wrote metareviews based on the<text:line-break/>reviews and the submission itself. All submissions received at<text:line-break/>least two reviews and a metareview. In average, a submission<text:line-break/>received 3.2 reviews and a metareview. There were altogether 186<text:line-break/>experts involved in this review phase of the submissions. The final<text:line-break/>decisions were made by the Program Committee chairs based on the<text:line-break/>recommendations made by the Senior PC members. In the end, we<text:line-break/>accepted 54 papers as full papers.<text:line-break/><text:line-break/>We are happy to inform that the submission number 24,<text:line-break/>titled Gait Analysis to Track Parkinson's Disease Evolution Using Reproducible Research Practices, was accepted for publication as a full paper.<text:line-break/><text:line-break/>We expect you to read the review reports and the metareview<text:line-break/>carefully and pay particular attention to the improvement<text:line-break/>suggestions made by the reviewers before finalizing your paper.<text:line-break/>In the coming days, you will receive information on the submission<text:line-break/>of the final, camera-ready version of your paper. Please note<text:line-break/>that the submission deadline of the camera-ready paper is March, 31.<text:line-break/><text:line-break/>Thank you for submitting your original research to IEEE CBMS 2016!<text:line-break/><text:line-break/>On behalf of the IEEE CBMS 2016 organization,<text:line-break/>Jaakko Hollmen and Myra Spiliopoulou<text:line-break/>Program Committee Chairs<text:line-break/><text:line-break/><text:line-break/>----------------------- REVIEW 1 ---------------------<text:line-break/>PAPER: 24<text:line-break/>TITLE: Gait Analysis to Track Parkinson's Disease Evolution Using Reproducible Research Practices<text:line-break/>AUTHORS: Leonardo Medeiros, Hyggo Almeida, Leandro Da Silva, Mirko Perkusich and Robert Fischer<text:line-break/><text:line-break/>OVERALL EVALUATION: 2 (accept)<text:line-break/>REVIEWER'S CONFIDENCE: 5 (expert)<text:line-break/>Originality and Significance of the work: 5 (excellent)<text:line-break/>Relevance to CBMS: 3 (yes)<text:line-break/>Technical Content and Accuracy: 5 (excellent)<text:line-break/>Quality of Presentation (includes: appropriateness of title, clarity of goals, description of the methodogy and the experiments): 5 (excellent)<text:line-break/>Did the paper provide adequate information on protection of human subjects?: 3 (does not apply)<text:line-break/><text:soft-page-break/><text:line-break/>----------- REVIEW -----------<text:line-break/>In general a well written technically accomplished and very interesting paper. The paper does a through review of possible techniques for gait analysis as well as the relevance of it to PD.<text:line-break/><text:line-break/>However the paper promises tracking of PD evolution. It does not deliver on this and instead describes an interesting approach to classifying PD vs non-PD people. <text:span text:style-name="T1">The authors should either add a discussion on how this can be used for tracking evolution or remove the tracking evolution from the title.</text:span><text:line-break/><text:line-break/><text:span text:style-name="T1">Also I do not see the relevance of the section about reproducible research as </text:span>this is generally understood and it should be replaced with more interesting details of the research at hand.<text:line-break/><text:line-break/><text:line-break/>----------------------- REVIEW 2 ---------------------<text:line-break/>PAPER: 24<text:line-break/>TITLE: Gait Analysis to Track Parkinson's Disease Evolution Using Reproducible Research Practices<text:line-break/>AUTHORS: Leonardo Medeiros, Hyggo Almeida, Leandro Da Silva, Mirko Perkusich and Robert Fischer<text:line-break/><text:line-break/>OVERALL EVALUATION: 0 (borderline paper)<text:line-break/>REVIEWER'S CONFIDENCE: 4 (high)<text:line-break/>Originality and Significance of the work: 3 (fair)<text:line-break/>Relevance to CBMS: 3 (yes)<text:line-break/>Technical Content and Accuracy: 4 (good)<text:line-break/>Quality of Presentation (includes: appropriateness of title, clarity of goals, description of the methodogy and the experiments): 4 (good)<text:line-break/>Did the paper provide adequate information on protection of human subjects?: 3 (does not apply)<text:line-break/><text:line-break/>----------- REVIEW -----------<text:line-break/>The work deals with an important problem, but it lacks on a better description of its main contributions. The authors presented PCA-based appproach to extract features from signals obtained from gait analysis. The question is whether such approach has been considered before or not, since PCA is a well-consolidated technique and widely used for so many years. Is there anyone else that used PCA for the very same purpose before? That is the question the authors should answer in their work. Also, the authors should enrich the experimental validation by comparing the features extract from gait signals without PCA transformation as well.<text:line-break/><text:line-break/><text:line-break/>----------------------- REVIEW 3 ---------------------<text:line-break/>PAPER: 24<text:line-break/>TITLE: Gait Analysis to Track Parkinson's Disease Evolution Using Reproducible Research Practices<text:line-break/>AUTHORS: Leonardo Medeiros, Hyggo Almeida, Leandro Da Silva, Mirko Perkusich and Robert Fischer<text:line-break/><text:line-break/>OVERALL EVALUATION: 0 (borderline paper)<text:line-break/>REVIEWER'S CONFIDENCE: 3 (medium)<text:line-break/>Originality and Significance of the work: 3 (fair)<text:line-break/>Relevance to CBMS: 3 (yes)<text:line-break/>Technical Content and Accuracy: 4 (good)<text:line-break/><text:soft-page-break/>Quality of Presentation (includes: appropriateness of title, clarity of goals, description of the methodogy and the experiments): 3 (fair)<text:line-break/>Did the paper provide adequate information on protection of human subjects?: 2 (yes)<text:line-break/><text:line-break/>----------- REVIEW -----------<text:line-break/>This is an interesting paper, but the novelty is limited. The result that persons with PD have different gait as compared to healthy subjects is not surprising, and how this will impact clinical practice is not clear. It would have been more convincing to see that particular therapies led to improvements in gait characteristics, etc., such that the translational value was more apparent. <text:span text:style-name="T1">There were also some minor issues throughout the manuscript with strange typos or perhaps unfinished sentences (e.g., at the end of Section II which, itself, is a bit odd.</text:span><text:line-break/><text:line-break/><text:line-break/>-------------------------  METAREVIEW  ------------------------<text:line-break/>PAPER: 24<text:line-break/>TITLE: Gait Analysis to Track Parkinson's Disease Evolution Using Reproducible Research Practices<text:line-break/><text:line-break/>Decent paper on using PCA in patients with PD. It should be addressed whether this method has been used for this purpose before as PCA is not a new techn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7T16:22:08.662069070</meta:creation-date>
    <dc:date>2016-03-17T16:40:08.386075813</dc:date>
    <meta:editing-duration>PT7M53S</meta:editing-duration>
    <meta:editing-cycles>2</meta:editing-cycles>
    <meta:generator>LibreOffice/4.4.2.2$Linux_X86_64 LibreOffice_project/40m0$Build-2</meta:generator>
    <meta:document-statistic meta:table-count="0" meta:image-count="0" meta:object-count="0" meta:page-count="3" meta:paragraph-count="1" meta:word-count="902" meta:character-count="6097" meta:non-whitespace-character-count="5171"/>
  </office:meta>
</office:document-meta>
</file>